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23e" officeooo:paragraph-rsid="0019623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623e"/>
    </style:style>
    <style:style style:name="T1" style:family="text">
      <style:text-properties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xception caught in Networking::urn:iControl:Networking/VLAN::create()</text:span></text:p>
      <text:p text:style-name="P2"><text:span text:style-name="T1">Exception: Common::OperationFailed</text:span></text:p>
      <text:p text:style-name="P2"><text:span text:style-name="T1"><text:tab/>primary_error_code <text:s text:c="2"/>: 17236566 (0x01070256)</text:span></text:p>
      <text:p text:style-name="P2"><text:span text:style-name="T1"><text:tab/>secondary_error_code : 0</text:span></text:p>
      <text:p text:style-name="P2"><text:span text:style-name="T1"><text:tab/>error_string <text:s text:c="8"/>: 01070256:3: Requested VLAN member (eth2) is not valid</text:span></text:p>
      <text:p text:style-name="P3"/>
      <text:p text:style-name="P3"/>
      <text:p text:style-name="P3"/>
      <text:p text:style-name="P3"><text:span text:style-name="T1">Exception caught in Networking::urn:iControl:Networking/VLAN::create()</text:span></text:p>
      <text:p text:style-name="P2"><text:span text:style-name="T1">Exception: Common::OperationFailed</text:span></text:p>
      <text:p text:style-name="P2"><text:span text:style-name="T1"><text:tab/>primary_error_code <text:s text:c="2"/>: 17236566 (0x01070256)</text:span></text:p>
      <text:p text:style-name="P2"><text:span text:style-name="T1"><text:tab/>secondary_error_code : 0</text:span></text:p>
      <text:p text:style-name="P2"><text:span text:style-name="T1"><text:tab/>error_string <text:s text:c="8"/>: 01070256:3: Requested VLAN member (eth2) is not valid</text:span></text:p>
      <text:p text:style-name="P3"/>
      <text:p text:style-name="P3"/>
      <text:p text:style-name="P3"><text:span text:style-name="T1">52:61:71:22:44:a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2-14T10:39:27.789780847</meta:creation-date>
    <meta:generator>LibreOffice/4.2.8.2$Linux_X86_64 LibreOffice_project/420m0$Build-2</meta:generator>
    <dc:date>2015-12-17T16:13:58.159985617</dc:date>
    <dc:creator>clouder </dc:creator>
    <meta:editing-duration>P0D</meta:editing-duration>
    <meta:editing-cycles>1</meta:editing-cycles>
    <meta:document-statistic meta:table-count="0" meta:image-count="0" meta:object-count="0" meta:page-count="1" meta:paragraph-count="11" meta:word-count="47" meta:character-count="519" meta:non-whitespace-character-count="457"/>
  </office:meta>
</office:document-meta>
</file>